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fe7f5" draw:textarea-horizontal-align="center" draw:textarea-vertical-align="botto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ccffcc" draw:textarea-horizontal-align="center" draw:textarea-vertical-align="middle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4.183cm"/>
    </style:style>
    <style:style style:name="pr7" style:family="presentation" style:parent-style-name="Standard-outline1">
      <style:graphic-properties fo:min-height="15.095cm"/>
    </style:style>
    <style:style style:name="pr8" style:family="presentation" style:parent-style-name="Standard-outline1">
      <style:graphic-properties fo:min-height="14.414cm"/>
    </style:style>
    <style:style style:name="pr9" style:family="presentation" style:parent-style-name="Standard-outline1">
      <style:graphic-properties fo:min-height="15.305cm"/>
    </style:style>
    <style:style style:name="pr10" style:family="presentation" style:parent-style-name="Standard-outline1">
      <style:graphic-properties fo:min-height="15.267cm"/>
    </style:style>
    <style:style style:name="pr11" style:family="presentation" style:parent-style-name="Standard-outline1">
      <style:graphic-properties fo:min-height="14.167cm"/>
    </style:style>
    <style:style style:name="P1" style:family="paragraph">
      <style:text-properties fo:font-size="28.1000003814697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3333ff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3333ff" fo:font-size="16pt" style:font-size-asian="16pt" style:font-size-complex="1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7.935cm" svg:x="1.4cm" svg:y="0.837cm" presentation:class="subtitle">
          <draw:text-box>
            <text:p>Requirements Team</text:p>
            <text:p/>
            <text:p>Phase 0</text:p>
            <text:p>Specification by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hase 0: Planning phase before development starts</text:p>
              </text:list-item>
              <text:list-item>
                <text:p>Sprint 0: Initial technical development sprint to set up technical infrastructure and system architecture, developing only one or a few user stories</text:p>
              </text:list-item>
              <text:list-item>
                <text:p>Specification by Example: Each sprint starts with defining and automating concrete examples of how the system should beha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draw:rect draw:style-name="gr2" draw:text-style-name="P2" draw:layer="layout" svg:width="18cm" svg:height="4cm" svg:x="8.5cm" svg:y="8cm">
          <text:p text:style-name="P2">Scrum Development</text:p>
        </draw:rect>
        <draw:rect draw:style-name="gr2" draw:text-style-name="P3" draw:layer="layout" svg:width="6.5cm" svg:height="4cm" svg:x="1.5cm" svg:y="8cm">
          <text:p text:style-name="P3">Planning</text:p>
        </draw:rect>
        <draw:ellipse draw:style-name="gr3" draw:text-style-name="P3" draw:layer="layout" svg:width="5.024cm" svg:height="2.5cm" svg:x="2cm" svg:y="8.5cm">
          <text:p text:style-name="P3">Phase 0</text:p>
        </draw:ellipse>
        <draw:frame presentation:style-name="pr3" draw:layer="layout" svg:width="25.199cm" svg:height="3.506cm" svg:x="1.5cm" svg:y="0.994cm" presentation:class="title" presentation:user-transformed="true">
          <draw:text-box>
            <text:p>Timeline</text:p>
          </draw:text-box>
        </draw:frame>
        <draw:ellipse draw:style-name="gr3" draw:text-style-name="P3" draw:layer="layout" svg:width="5.025cm" svg:height="2.5cm" svg:x="8.975cm" svg:y="8.5cm">
          <text:p text:style-name="P3">Sprint 0</text:p>
        </draw:ellipse>
        <draw:path draw:style-name="gr4" draw:text-style-name="P4" draw:layer="layout" svg:width="1.119cm" svg:height="2.194cm" svg:x="9.178cm" svg:y="8.644cm" svg:viewBox="0 0 1120 2195" svg:d="M1066 2180c-400-115-688-258-919-457-57-49-105-97-147-146v-959c42-49 90-97 147-145 231-200 519-343 919-458 18-5 36-10 54-15v2195c-18-5-36-10-54-15z">
          <text:p text:style-name="P3"><text:span text:style-name="T1">SbE</text:span></text:p>
        </draw:path>
        <draw:ellipse draw:style-name="gr3" draw:text-style-name="P3" draw:layer="layout" svg:width="5.025cm" svg:height="2.5cm" svg:x="14.475cm" svg:y="8.5cm">
          <text:p text:style-name="P3">Sprint 1</text:p>
        </draw:ellipse>
        <draw:path draw:style-name="gr4" draw:text-style-name="P4" draw:layer="layout" svg:width="1.119cm" svg:height="2.194cm" svg:x="14.678cm" svg:y="8.644cm" svg:viewBox="0 0 1120 2195" svg:d="M1066 2180c-400-115-688-258-919-457-57-49-105-97-147-146v-959c42-49 90-97 147-145 231-200 519-343 919-458 18-5 36-10 54-15v2195c-18-5-36-10-54-15z">
          <text:p text:style-name="P3"><text:span text:style-name="T1">SbE</text:span></text:p>
        </draw:path>
        <draw:ellipse draw:style-name="gr3" draw:text-style-name="P3" draw:layer="layout" svg:width="5.025cm" svg:height="2.5cm" svg:x="21cm" svg:y="8.5cm">
          <text:p text:style-name="P3">Sprint n</text:p>
        </draw:ellipse>
        <draw:path draw:style-name="gr4" draw:text-style-name="P4" draw:layer="layout" svg:width="1.119cm" svg:height="2.194cm" svg:x="21.203cm" svg:y="8.644cm" svg:viewBox="0 0 1120 2195" svg:d="M1066 2180c-400-115-688-258-919-457-57-49-105-97-147-146v-959c42-49 90-97 147-145 231-200 519-343 919-458 18-5 36-10 54-15v2195c-18-5-36-10-54-15z">
          <text:p text:style-name="P3"><text:span text:style-name="T1">SbE</text:span></text:p>
        </draw:path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n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ig Design Up Front = BAD!</text:p>
              </text:list-item>
              <text:list-item>
                <text:p>YAG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lann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owever, having an idea of what you are going to build, and how, is useful.</text:p>
              </text:list-item>
              <text:list-item>
                <text:p>Big Picture Up Front = GOO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Failure Factors in Agile</text:p>
          </draw:text-box>
        </draw:frame>
        <draw:frame presentation:style-name="pr6" draw:layer="layout" svg:width="25.199cm" svg:height="14.183cm" svg:x="1.4cm" svg:y="4.914cm" presentation:class="outline" presentation:user-transformed="true">
          <draw:text-box>
            <text:list text:style-name="L2">
              <text:list-item>
                <text:p>Chow, T., &amp; Cao, D. (2008). A Survey Study of Critical Success Factors in Agile Software Projects.</text:p>
              </text:list-item>
              <text:list-item>
                <text:p>Identifies 18 failure factors in agile development projects, divided into four dimensions:</text:p>
              </text:list-item>
            </text:list>
            <text:list text:style-name="L4">
              <text:list-item>
                <text:list>
                  <text:list-item>
                    <text:p>Organisational</text:p>
                  </text:list-item>
                  <text:list-item>
                    <text:p>People</text:p>
                  </text:list-item>
                  <text:list-item>
                    <text:p>Process</text:p>
                  </text:list-item>
                  <text:list-item>
                    <text:p>Technic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ilure Factors in Agile</text:p>
          </draw:text-box>
        </draw:frame>
        <draw:frame presentation:style-name="pr7" draw:text-style-name="P5" draw:layer="layout" svg:width="12.1cm" svg:height="15.095cm" svg:x="1.4cm" svg:y="4.914cm" presentation:class="outline" presentation:user-transformed="true">
          <draw:text-box>
            <text:list text:style-name="L2">
              <text:list-item>
                <text:p><text:span text:style-name="T2">Organisational</text:span></text:p>
              </text:list-item>
            </text:list>
            <text:list text:style-name="L4">
              <text:list-item>
                <text:list>
                  <text:list-item>
                    <text:p><text:span text:style-name="T2">Lack of executive sponsorship</text:span></text:p>
                  </text:list-item>
                  <text:list-item>
                    <text:p><text:span text:style-name="T2">Lack of management commitment</text:span></text:p>
                  </text:list-item>
                  <text:list-item>
                    <text:p><text:span text:style-name="T2">Organisational culture being too traditional</text:span></text:p>
                  </text:list-item>
                  <text:list-item>
                    <text:p><text:span text:style-name="T2">Organisational culture being too political</text:span></text:p>
                  </text:list-item>
                  <text:list-item>
                    <text:p><text:span text:style-name="T2">Organisation being too large</text:span></text:p>
                  </text:list-item>
                  <text:list-item>
                    <text:p><text:span text:style-name="T2">Lack of agile logistical arrangements</text:span></text:p>
                  </text:list-item>
                </text:list>
              </text:list-item>
            </text:list>
            <text:list text:style-name="L2">
              <text:list-item>
                <text:p><text:span text:style-name="T2">People</text:span></text:p>
              </text:list-item>
            </text:list>
            <text:list text:style-name="L4">
              <text:list-item>
                <text:list>
                  <text:list-item>
                    <text:p><text:span text:style-name="T2">Lack of the necessary skill set</text:span></text:p>
                  </text:list-item>
                  <text:list-item>
                    <text:p><text:span text:style-name="T2">Lack of project management competence</text:span></text:p>
                  </text:list-item>
                  <text:list-item>
                    <text:p><text:span text:style-name="T2">Lack of team work</text:span></text:p>
                  </text:list-item>
                  <text:list-item>
                    <text:p><text:span text:style-name="T2">Resistance from groups or individuals</text:span></text:p>
                  </text:list-item>
                  <text:list-item>
                    <text:p><text:span text:style-name="T2">Bad customer relationship 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12.1cm" svg:height="13.859cm" svg:x="14cm" svg:y="5cm" presentation:class="outline" presentation:user-transformed="true">
          <draw:text-box>
            <text:list text:style-name="L2">
              <text:list-item>
                <text:p><text:span text:style-name="T2">Process</text:span></text:p>
              </text:list-item>
            </text:list>
            <text:list text:style-name="L4">
              <text:list-item>
                <text:list>
                  <text:list-item>
                    <text:p><text:span text:style-name="T2">Ill-defined project scope and project requirements</text:span></text:p>
                  </text:list-item>
                  <text:list-item>
                    <text:p><text:span text:style-name="T2">Ill-defined project planning</text:span></text:p>
                  </text:list-item>
                  <text:list-item>
                    <text:p><text:span text:style-name="T2">Ill-defined customer role</text:span></text:p>
                  </text:list-item>
                  <text:list-item>
                    <text:p><text:span text:style-name="T2">Lack of agile progress tracking mechanisms</text:span></text:p>
                  </text:list-item>
                  <text:list-item>
                    <text:p><text:span text:style-name="T2">Lack of customer presence</text:span></text:p>
                  </text:list-item>
                </text:list>
              </text:list-item>
            </text:list>
            <text:list text:style-name="L2">
              <text:list-item>
                <text:p><text:span text:style-name="T2">Technical</text:span></text:p>
              </text:list-item>
            </text:list>
            <text:list text:style-name="L4">
              <text:list-item>
                <text:list>
                  <text:list-item>
                    <text:p><text:span text:style-name="T2">Lack of correct agile practices</text:span></text:p>
                  </text:list-item>
                  <text:list-item>
                    <text:p><text:span text:style-name="T2">Inappropriate technology and tool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ilure Factors That Phase 0 Helps You With</text:p>
          </draw:text-box>
        </draw:frame>
        <draw:frame presentation:style-name="pr7" draw:text-style-name="P5" draw:layer="layout" svg:width="12.1cm" svg:height="15.095cm" svg:x="1.4cm" svg:y="4.914cm" presentation:class="outline" presentation:user-transformed="true">
          <draw:text-box>
            <text:list text:style-name="L2">
              <text:list-item>
                <text:p><text:span text:style-name="T2">Organisational</text:span></text:p>
              </text:list-item>
            </text:list>
            <text:list text:style-name="L4">
              <text:list-item>
                <text:list>
                  <text:list-item>
                    <text:p><text:span text:style-name="T2">Lack of executive sponsorship</text:span></text:p>
                  </text:list-item>
                  <text:list-item>
                    <text:p><text:span text:style-name="T2">Lack of management commitment</text:span></text:p>
                  </text:list-item>
                  <text:list-item>
                    <text:p><text:span text:style-name="T2">Organisational culture being too traditional</text:span></text:p>
                  </text:list-item>
                  <text:list-item>
                    <text:p><text:span text:style-name="T2">Organisational culture being too political</text:span></text:p>
                  </text:list-item>
                  <text:list-item>
                    <text:p><text:span text:style-name="T2">Organisation being too large</text:span></text:p>
                  </text:list-item>
                  <text:list-item>
                    <text:p><text:span text:style-name="T2">Lack of agile logistical arrangements</text:span></text:p>
                  </text:list-item>
                </text:list>
              </text:list-item>
            </text:list>
            <text:list text:style-name="L2">
              <text:list-item>
                <text:p><text:span text:style-name="T2">People</text:span></text:p>
              </text:list-item>
            </text:list>
            <text:list text:style-name="L4">
              <text:list-item>
                <text:list>
                  <text:list-item>
                    <text:p><text:span text:style-name="T2">Lack of the necessary skill set</text:span></text:p>
                  </text:list-item>
                  <text:list-item>
                    <text:p><text:span text:style-name="T2">Lack of project management competence</text:span></text:p>
                  </text:list-item>
                  <text:list-item>
                    <text:p><text:span text:style-name="T2">Lack of team work</text:span></text:p>
                  </text:list-item>
                  <text:list-item>
                    <text:p><text:span text:style-name="T2">Resistance from groups or individuals</text:span></text:p>
                  </text:list-item>
                  <text:list-item>
                    <text:p><text:span text:style-name="T2">Bad customer relationship 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12.1cm" svg:height="13.859cm" svg:x="14cm" svg:y="5cm" presentation:class="outline" presentation:user-transformed="true">
          <draw:text-box>
            <text:list text:style-name="L2">
              <text:list-item>
                <text:p><text:span text:style-name="T2">Process</text:span></text:p>
              </text:list-item>
            </text:list>
            <text:list text:style-name="L4">
              <text:list-item>
                <text:list>
                  <text:list-item>
                    <text:p><text:span text:style-name="T3">Ill-defined project scope and project requirements</text:span></text:p>
                  </text:list-item>
                  <text:list-item>
                    <text:p><text:span text:style-name="T3">Ill-defined project planning</text:span></text:p>
                  </text:list-item>
                  <text:list-item>
                    <text:p><text:span text:style-name="T2">Ill-defined customer role</text:span></text:p>
                  </text:list-item>
                  <text:list-item>
                    <text:p><text:span text:style-name="T2">Lack of agile progress tracking mechanisms</text:span></text:p>
                  </text:list-item>
                  <text:list-item>
                    <text:p><text:span text:style-name="T2">Lack of customer presence</text:span></text:p>
                  </text:list-item>
                </text:list>
              </text:list-item>
            </text:list>
            <text:list text:style-name="L2">
              <text:list-item>
                <text:p><text:span text:style-name="T2">Technical</text:span></text:p>
              </text:list-item>
            </text:list>
            <text:list text:style-name="L4">
              <text:list-item>
                <text:list>
                  <text:list-item>
                    <text:p><text:span text:style-name="T2">Lack of correct agile practices</text:span></text:p>
                  </text:list-item>
                  <text:list-item>
                    <text:p><text:span text:style-name="T2">Inappropriate technology and tool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ilure Factors that SbE Helps You With</text:p>
          </draw:text-box>
        </draw:frame>
        <draw:frame presentation:style-name="pr7" draw:text-style-name="P5" draw:layer="layout" svg:width="12.1cm" svg:height="15.095cm" svg:x="1.4cm" svg:y="4.914cm" presentation:class="outline" presentation:user-transformed="true">
          <draw:text-box>
            <text:list text:style-name="L2">
              <text:list-item>
                <text:p><text:span text:style-name="T2">Organisational</text:span></text:p>
              </text:list-item>
            </text:list>
            <text:list text:style-name="L4">
              <text:list-item>
                <text:list>
                  <text:list-item>
                    <text:p><text:span text:style-name="T2">Lack of executive sponsorship</text:span></text:p>
                  </text:list-item>
                  <text:list-item>
                    <text:p><text:span text:style-name="T2">Lack of management commitment</text:span></text:p>
                  </text:list-item>
                  <text:list-item>
                    <text:p><text:span text:style-name="T2">Organisational culture being too traditional</text:span></text:p>
                  </text:list-item>
                  <text:list-item>
                    <text:p><text:span text:style-name="T2">Organisational culture being too political</text:span></text:p>
                  </text:list-item>
                  <text:list-item>
                    <text:p><text:span text:style-name="T2">Organisation being too large</text:span></text:p>
                  </text:list-item>
                  <text:list-item>
                    <text:p><text:span text:style-name="T2">Lack of agile logistical arrangements</text:span></text:p>
                  </text:list-item>
                </text:list>
              </text:list-item>
            </text:list>
            <text:list text:style-name="L2">
              <text:list-item>
                <text:p><text:span text:style-name="T2">People</text:span></text:p>
              </text:list-item>
            </text:list>
            <text:list text:style-name="L4">
              <text:list-item>
                <text:list>
                  <text:list-item>
                    <text:p><text:span text:style-name="T2">Lack of the necessary skill set</text:span></text:p>
                  </text:list-item>
                  <text:list-item>
                    <text:p><text:span text:style-name="T2">Lack of project management competence</text:span></text:p>
                  </text:list-item>
                  <text:list-item>
                    <text:p><text:span text:style-name="T4">Lack of team work</text:span></text:p>
                  </text:list-item>
                  <text:list-item>
                    <text:p><text:span text:style-name="T2">Resistance from groups or individuals</text:span></text:p>
                  </text:list-item>
                  <text:list-item>
                    <text:p><text:span text:style-name="T4">Bad customer relationship 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12.1cm" svg:height="13.859cm" svg:x="14cm" svg:y="5cm" presentation:class="outline" presentation:user-transformed="true">
          <draw:text-box>
            <text:list text:style-name="L2">
              <text:list-item>
                <text:p><text:span text:style-name="T2">Process</text:span></text:p>
              </text:list-item>
            </text:list>
            <text:list text:style-name="L4">
              <text:list-item>
                <text:list>
                  <text:list-item>
                    <text:p><text:span text:style-name="T2">Ill-defined project scope and project requirements</text:span></text:p>
                  </text:list-item>
                  <text:list-item>
                    <text:p><text:span text:style-name="T2">Ill-defined project planning</text:span></text:p>
                  </text:list-item>
                  <text:list-item>
                    <text:p><text:span text:style-name="T4">Ill-defined customer role</text:span></text:p>
                  </text:list-item>
                  <text:list-item>
                    <text:p><text:span text:style-name="T4">Lack of agile progress tracking mechanisms</text:span></text:p>
                  </text:list-item>
                  <text:list-item>
                    <text:p><text:span text:style-name="T4">Lack of customer presence</text:span></text:p>
                  </text:list-item>
                </text:list>
              </text:list-item>
            </text:list>
            <text:list text:style-name="L2">
              <text:list-item>
                <text:p><text:span text:style-name="T2">Technical</text:span></text:p>
              </text:list-item>
            </text:list>
            <text:list text:style-name="L4">
              <text:list-item>
                <text:list>
                  <text:list-item>
                    <text:p><text:span text:style-name="T2">Lack of correct agile practices</text:span></text:p>
                  </text:list-item>
                  <text:list-item>
                    <text:p><text:span text:style-name="T2">Inappropriate technology and tool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crum Phases and Processes</text:p>
          </draw:text-box>
        </draw:frame>
        <draw:frame presentation:style-name="pr8" draw:layer="layout" svg:width="25.199cm" svg:height="14.414cm" svg:x="1.4cm" svg:y="4.914cm" presentation:class="outline" presentation:user-transformed="true">
          <draw:text-box>
            <text:list text:style-name="L2">
              <text:list-item>
                <text:p>According to SCRUMstudy:</text:p>
              </text:list-item>
              <text:list-item>
                <text:p>Scrum processes address the specific activities and flow of a Scrum project. In total there are 19 processes in SBOK™ Guide which are grouped into following five phases:</text:p>
              </text:list-item>
            </text:list>
            <text:list text:style-name="L4">
              <text:list-item>
                <text:list>
                  <text:list-item>
                    <text:p>Initiate</text:p>
                  </text:list-item>
                  <text:list-item>
                    <text:p>Plan and Estimate</text:p>
                  </text:list-item>
                  <text:list-item>
                    <text:p>Implement</text:p>
                  </text:list-item>
                  <text:list-item>
                    <text:p>Review and Retrospect</text:p>
                  </text:list-item>
                  <text:list-item>
                    <text:p>Rele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rocesses in the Initiate Phas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te Project Vision</text:p>
              </text:list-item>
              <text:list-item>
                <text:p>Identify Scrum Master and Stakeholder(s)</text:p>
              </text:list-item>
              <text:list-item>
                <text:p>Form Scrum Team</text:p>
              </text:list-item>
              <text:list-item>
                <text:p>Develop Epic(s)</text:p>
              </text:list-item>
              <text:list-item>
                <text:p>Create Prioritized Product Backlog</text:p>
              </text:list-item>
              <text:list-item>
                <text:p>Conduct Release Plan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hases + Processes = Agile?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You may question if software development with well-defined phases and processes is really agile.</text:span></text:p>
              </text:list-item>
              <text:list-item>
                <text:p><text:span text:style-name="T5">If you always follow the prescribed set of activities, this is not agile.</text:span></text:p>
              </text:list-item>
              <text:list-item>
                <text:p><text:span text:style-name="T5">However, a checklist to help you remember important activities is useful.</text:span></text:p>
              </text:list-item>
              <text:list-item>
                <text:p><text:span text:style-name="T5">Remember to always question whether a specific artifact is required in your case.</text:span></text:p>
              </text:list-item>
              <text:list-item>
                <text:p><text:span text:style-name="T5">Also remember that an artifact is never frozen, it can always be updated if necessary. This is true for everything, including architecture, for example.</text:span></text:p>
              </text:list-item>
              <text:list-item>
                <text:p><text:span text:style-name="T5">The artifacts you produce should be as light-weight as possi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hase 0 Artifacts</text:p>
          </draw:text-box>
        </draw:frame>
        <draw:frame presentation:style-name="pr9" draw:layer="layout" svg:width="25.199cm" svg:height="15.305cm" svg:x="1.4cm" svg:y="4.914cm" presentation:class="outline" presentation:user-transformed="true">
          <draw:text-box>
            <text:list text:style-name="L2">
              <text:list-item>
                <text:p>The following is an uncomplete list of artifacts that are useful to consider in phase 0:</text:p>
              </text:list-item>
            </text:list>
            <text:list text:style-name="L4">
              <text:list-item>
                <text:list>
                  <text:list-item>
                    <text:p>Vision and goals</text:p>
                  </text:list-item>
                  <text:list-item>
                    <text:p>List of stakeholders and all Scrum roles (Scrum team, Scrum master, product owner)</text:p>
                  </text:list-item>
                  <text:list-item>
                    <text:p>Initial architecture</text:p>
                  </text:list-item>
                  <text:list-item>
                    <text:p>Roles/personas</text:p>
                  </text:list-item>
                  <text:list-item>
                    <text:p>Initial product backlog</text:p>
                  </text:list-item>
                  <text:list-item>
                    <text:p>(Release plan)</text:p>
                  </text:list-item>
                  <text:list-item>
                    <text:p>(Paper prototype of user interface and other usability artifac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ision and Goals</text:p>
          </draw:text-box>
        </draw:frame>
        <draw:frame presentation:style-name="pr4" draw:text-style-name="P7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 text:style-name="P7"><text:span text:style-name="T6">A product vision acts as the project’s true north, sets the direction and guides the Scrum team. It is the overarching goal everyone must share.</text:span></text:p>
              </text:list-item>
              <text:list-item>
                <text:p text:style-name="P7"><text:span text:style-name="T6">The product vision paints a picture of the future that draws people in.</text:span></text:p>
              </text:list-item>
              <text:list-item>
                <text:p text:style-name="P7"><text:span text:style-name="T6">It describes who the customers are, what customers need, and how these needs will be met.</text:span></text:p>
              </text:list-item>
              <text:list-item>
                <text:p text:style-name="P7"><text:span text:style-name="T6">It captures the essence of the product – the critical information we must know to develop and launch a winning product.</text:span></text:p>
              </text:list-item>
              <text:list-item>
                <text:p text:style-name="P7"><text:span text:style-name="T6"><text:s/>“</text:span><text:span text:style-name="T6">Can you explain your product in the time it takes to ride up in an elevator?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ision and Goa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oals should be SMART:</text:p>
              </text:list-item>
            </text:list>
            <text:list text:style-name="L4">
              <text:list-item>
                <text:list>
                  <text:list-item>
                    <text:p>Specific (clear, concise, tangible)</text:p>
                  </text:list-item>
                  <text:list-item>
                    <text:p>Measurable (dollars, volume, time, experiences)</text:p>
                  </text:list-item>
                  <text:list-item>
                    <text:p>Attainable (you can do something to actually make this happen)</text:p>
                  </text:list-item>
                  <text:list-item>
                    <text:p>Realistic (are you willing and able to do this?)</text:p>
                  </text:list-item>
                  <text:list-item>
                    <text:p>Timely (deadlines are announced and committed to)</text:p>
                  </text:list-item>
                </text:list>
              </text:list-item>
            </text:list>
            <text:list text:style-name="L2">
              <text:list-item>
                <text:p>Impact mapping can help define the goals for a projec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takeholde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t is extremely important to find everyone affected by the new system as soon as possible, in order to get their input.</text:p>
              </text:list-item>
              <text:list-item>
                <text:p>Everybody, all together, from early on! is the secret of Lean, according to the book Lean Archite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takeholders: Who to Include?</text:p>
          </draw:text-box>
        </draw:frame>
        <draw:frame presentation:style-name="pr10" draw:text-style-name="P6" draw:layer="layout" svg:width="25.199cm" svg:height="15.267cm" svg:x="1.4cm" svg:y="4.914cm" presentation:class="outline" presentation:user-transformed="true">
          <draw:text-box>
            <text:list text:style-name="L2">
              <text:list-item>
                <text:p><text:span text:style-name="T5">The product owner and the team members, such as developers and testers, are obvious.</text:span></text:p>
              </text:list-item>
              <text:list-item>
                <text:p><text:span text:style-name="T5">Architects will want a say in how the system is designed.</text:span></text:p>
              </text:list-item>
              <text:list-item>
                <text:p><text:span text:style-name="T5">System administrators want to know how the system affects IT operations.</text:span></text:p>
              </text:list-item>
              <text:list-item>
                <text:p><text:span text:style-name="T5">The support organization may need to learn a bit about the system to be able to answer questions.</text:span></text:p>
              </text:list-item>
              <text:list-item>
                <text:p><text:span text:style-name="T5">If the system requires training, the people developing the training material need to be informed as soon as possible.</text:span></text:p>
              </text:list-item>
              <text:list-item>
                <text:p><text:span text:style-name="T5">The sales department may need to know about the system or product being built.</text:span></text:p>
              </text:list-item>
              <text:list-item>
                <text:p><text:span text:style-name="T5">Last but not least, the users of the system may be interested in what the future bring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itial Architectu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t is good if you have some idea of the high-level design of the system before you start developing it.</text:p>
              </text:list-item>
              <text:list-item>
                <text:p>For example: which databases and message queues are involved; which external or internal systems do you need to integrate with; what are the most important services in your system?</text:p>
              </text:list-item>
              <text:list-item>
                <text:p>This can be a drawing on a whiteboard (or a napkin). It may be useful to put a copy in a wiki for easy acc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oles/Persona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system has many different types of users, or roles, that use the system differently.</text:p>
              </text:list-item>
              <text:list-item>
                <text:p>For a job posting and search site, some possible roles are:</text:p>
              </text:list-item>
            </text:list>
            <text:list text:style-name="L4">
              <text:list-item>
                <text:list>
                  <text:list-item>
                    <text:p>Job seeker</text:p>
                  </text:list-item>
                  <text:list-item>
                    <text:p>First timer</text:p>
                  </text:list-item>
                  <text:list-item>
                    <text:p>Layoff victim</text:p>
                  </text:list-item>
                  <text:list-item>
                    <text:p>Job poster</text:p>
                  </text:list-item>
                  <text:list-item>
                    <text:p>Resume re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les/Persona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or some systems, especially systems where user experience is very important, you may want to make up pretend users and design for them.</text:p>
              </text:list-item>
              <text:list-item>
                <text:p>These pretend users are called personas.</text:p>
              </text:list-item>
              <text:list-item>
                <text:p>Each persona is named and described with a fictitious biography. They may even have a pictu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les/Persona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t is very important that every user story states which role or persona uses the system, why they do it, and what benefits they gain from this:</text:p>
              </text:list-item>
            </text:list>
            <text:list text:style-name="L4">
              <text:list-item>
                <text:list>
                  <text:list-item>
                    <text:p>As a &lt;role/persona&gt; I want to &lt;goal&gt; so that &lt;benefit&gt;</text:p>
                  </text:list-item>
                </text:list>
              </text:list-item>
            </text:list>
            <text:list text:style-name="L2">
              <text:list-item>
                <text:p>Mike Cohn even suggests deriving the user stories from the goals of the person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itial Product Backlo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efore you can start developing user stories in a development sprint, you need to have an idea of which the most important user stories are.</text:p>
              </text:list-item>
              <text:list-item>
                <text:p>The user stories and epics (high-level user stories that probably must be broken into smaller stories) are documented in a product backlog, using post-it notes, or a software system such as JIRA or Trell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elease Plan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It may be necessary to estimate how long development will take, or how many user stories will be finished in a given time.</text:span></text:p>
              </text:list-item>
              <text:list-item>
                <text:p><text:span text:style-name="T5">This requires an estimated product backlog, and an estimate of the velocity of the team.</text:span></text:p>
              </text:list-item>
              <text:list-item>
                <text:p><text:span text:style-name="T5">To create these estimates early in the project is extremely difficult.</text:span></text:p>
              </text:list-item>
              <text:list-item>
                <text:p><text:span text:style-name="T5">If you don't have to estimate, then don't.</text:span></text:p>
              </text:list-item>
              <text:list-item>
                <text:p><text:span text:style-name="T5">Sometimes you can simply work for a number of sprints and hopefully develop something useful, and then decide if development should continue or not.</text:span></text:p>
              </text:list-item>
              <text:list-item>
                <text:p><text:span text:style-name="T5">Estimates made later in the project are much more precise than the ones made before development star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aper Prototype of UI and Usability Artifac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f the system you are building has a complex user interface, it may be useful to early create a lofi prototype of the interface, using a whiteboard or paper.</text:p>
              </text:list-item>
              <text:list-item>
                <text:p>If you are serious about usability, phase 0 is a good time to find a group of test users that can help you evaluate the user interface.</text:p>
              </text:list-item>
              <text:list-item>
                <text:p>Phase 0 is also the time to perform Contextual Inquiry, if releva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ngth of Phase 0</text:p>
          </draw:text-box>
        </draw:frame>
        <draw:frame presentation:style-name="pr4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Phase 0 can be as long or as short as necessary, it does not have to follow the rules for sprint length.</text:span></text:p>
              </text:list-item>
              <text:list-item>
                <text:p><text:span text:style-name="T6">Phase 0 can stretch over a long period of calendar time, not necessarily using so much effective time.</text:span></text:p>
              </text:list-item>
              <text:list-item>
                <text:p><text:span text:style-name="T6">Phase 0 is normally not manned by the entire Scrum team.</text:span></text:p>
              </text:list-item>
              <text:list-item>
                <text:p><text:span text:style-name="T6">There will probably be workshops with the stakeholders, so their calendars affect the length of the phas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rint 0</text:p>
          </draw:text-box>
        </draw:frame>
        <draw:frame presentation:style-name="pr11" draw:text-style-name="P7" draw:layer="layout" svg:width="25.199cm" svg:height="14.167cm" svg:x="1.4cm" svg:y="4.914cm" presentation:class="outline" presentation:user-transformed="true">
          <draw:text-box>
            <text:list text:style-name="L2">
              <text:list-item>
                <text:p><text:span text:style-name="T6">If you are starting a project from scratch, with no infrastructure already in place, it may be a good idea to use the first development sprint to set up the technical foundations:</text:span></text:p>
              </text:list-item>
            </text:list>
            <text:list text:style-name="L4">
              <text:list-item>
                <text:list>
                  <text:list-item>
                    <text:p><text:span text:style-name="T6">Version control, branching strategy</text:span></text:p>
                  </text:list-item>
                  <text:list-item>
                    <text:p><text:span text:style-name="T6">Continuous integration, continuous delivery pipeline</text:span></text:p>
                  </text:list-item>
                  <text:list-item>
                    <text:p><text:span text:style-name="T6">Automation for Specification by Example tests</text:span></text:p>
                  </text:list-item>
                  <text:list-item>
                    <text:p><text:span text:style-name="T6">Initial system architecture</text:span></text:p>
                  </text:list-item>
                </text:list>
              </text:list-item>
            </text:list>
            <text:list text:style-name="L2">
              <text:list-item>
                <text:p><text:span text:style-name="T6">In sprint 0, the focus is on technical issues, but you should always try to implement at least one user story, using the complete system architectu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34M</meta:editing-duration>
    <meta:editing-cycles>43</meta:editing-cycles>
    <meta:generator>OpenOffice/4.1.5$Win32 OpenOffice.org_project/415m1$Build-9789</meta:generator>
    <dc:date>2018-03-06T19:58:32.22</dc:date>
    <dc:creator>Henrik Arro</dc:creator>
    <meta:document-statistic meta:object-count="146"/>
  </office:meta>
</office:document-meta>
</file>